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2.83mm" svg:height="90.05mm" svg:x="42.41mm" svg:y="90.3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68 <text:s text:c="3"/>sampled: 1869.946 <text:s text:c="2"/>given: 3800 <text:s text:c="2"/>gain: 2.03214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68 <text:s text:c="3"/>sampled: 1869.946 <text:s text:c="2"/>given: 3800 <text:s text:c="2"/>gain: 2.03214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91 <text:s text:c="3"/>sampled: 1771.555 <text:s text:c="2"/>given: 3600 <text:s text:c="2"/>gain: 2.03211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92 <text:s text:c="3"/>sampled: 1771.655 <text:s text:c="2"/>given: 3600 <text:s text:c="2"/>gain: 2.0319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612 <text:s text:c="3"/>sampled: 1672.961 <text:s text:c="2"/>given: 3400 <text:s text:c="2"/>gain: 2.0323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612 <text:s text:c="3"/>sampled: 1672.961 <text:s text:c="2"/>given: 3400 <text:s text:c="2"/>gain: 2.0323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35 <text:s text:c="3"/>sampled: 1574.57 <text:s text:c="2"/>given: 3200 <text:s text:c="2"/>gain: 2.0323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35 <text:s text:c="3"/>sampled: 1574.57 <text:s text:c="2"/>given: 3200 <text:s text:c="2"/>gain: 2.0323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58 <text:s text:c="3"/>sampled: 1476.178 <text:s text:c="2"/>given: 3000 <text:s text:c="2"/>gain: 2.03227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58 <text:s text:c="3"/>sampled: 1476.178 <text:s text:c="2"/>given: 3000 <text:s text:c="2"/>gain: 2.03227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81 <text:s text:c="3"/>sampled: 1377.786 <text:s text:c="2"/>given: 2800 <text:s text:c="2"/>gain: 2.03224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81 <text:s text:c="3"/>sampled: 1377.786 <text:s text:c="2"/>given: 2800 <text:s text:c="2"/>gain: 2.03224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703 <text:s text:c="3"/>sampled: 1279.294 <text:s text:c="2"/>given: 2600 <text:s text:c="2"/>gain: 2.03237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704 <text:s text:c="3"/>sampled: 1279.395 <text:s text:c="2"/>given: 2600 <text:s text:c="2"/>gain: 2.03221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28 <text:s text:c="3"/>sampled: 1181.104 <text:s text:c="2"/>given: 2400 <text:s text:c="2"/>gain: 2.0319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28 <text:s text:c="3"/>sampled: 1181.104 <text:s text:c="2"/>given: 2400 <text:s text:c="2"/>gain: 2.0319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51 <text:s text:c="3"/>sampled: 1082.712 <text:s text:c="2"/>given: 2200 <text:s text:c="2"/>gain: 2.03193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51 <text:s text:c="3"/>sampled: 1082.712 <text:s text:c="2"/>given: 2200 <text:s text:c="2"/>gain: 2.03193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2144" calcext:value-type="float">
            <text:p>2.03214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144" calcext:value-type="float">
            <text:p>2.03214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114" calcext:value-type="float">
            <text:p>2.03211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998" calcext:value-type="float">
            <text:p>2.0319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324" calcext:value-type="float">
            <text:p>2.03232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324" calcext:value-type="float">
            <text:p>2.03232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301" calcext:value-type="float">
            <text:p>2.03230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301" calcext:value-type="float">
            <text:p>2.03230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275" calcext:value-type="float">
            <text:p>2.03227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275" calcext:value-type="float">
            <text:p>2.03227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246" calcext:value-type="float">
            <text:p>2.03224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246" calcext:value-type="float">
            <text:p>2.032246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371" calcext:value-type="float">
            <text:p>2.03237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2211" calcext:value-type="float">
            <text:p>2.03221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998" calcext:value-type="float">
            <text:p>2.0319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998" calcext:value-type="float">
            <text:p>2.0319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935" calcext:value-type="float">
            <text:p>2.03193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1935" calcext:value-type="float">
            <text:p>2.03193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215" calcext:value-type="float">
            <text:p>2.03215</text:p>
          </table:table-cell>
          <table:table-cell table:number-columns-repeated="5"/>
        </table:table-row>
        <table:table-row table:style-name="ro1" table:number-rows-repeated="6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43.375" calcext:value-type="float">
            <text:p>2343.375</text:p>
          </table:table-cell>
          <table:table-cell table:formula="of:=AVERAGE([.A49:.A112])" office:value-type="float" office:value="2343.182671875" calcext:value-type="float">
            <text:p>2343.182671875</text:p>
          </table:table-cell>
          <table:table-cell table:formula="of:=AVERAGE([.F49:.F52])" office:value-type="float" office:value="49.7405" calcext:value-type="float">
            <text:p>49.7405</text:p>
          </table:table-cell>
          <table:table-cell table:formula="of:=2*[.C49]" office:value-type="float" office:value="99.481" calcext:value-type="float">
            <text:p>99.481</text:p>
          </table:table-cell>
          <table:table-cell table:formula="of:=[.D49]/[.B49]" office:value-type="float" office:value="0.0424555034458308" calcext:value-type="float">
            <text:p>0.042455503445831</text:p>
          </table:table-cell>
          <table:table-cell office:value-type="float" office:value="49.745" calcext:value-type="float">
            <text:p>49.745</text:p>
          </table:table-cell>
        </table:table-row>
        <table:table-row table:style-name="ro1">
          <table:table-cell office:value-type="float" office:value="2342.065" calcext:value-type="float">
            <text:p>2342.065</text:p>
          </table:table-cell>
          <table:table-cell table:number-columns-repeated="4"/>
          <table:table-cell office:value-type="float" office:value="49.741" calcext:value-type="float">
            <text:p>49.741</text:p>
          </table:table-cell>
        </table:table-row>
        <table:table-row table:style-name="ro1">
          <table:table-cell office:value-type="float" office:value="2343.475" calcext:value-type="float">
            <text:p>2343.475</text:p>
          </table:table-cell>
          <table:table-cell table:number-columns-repeated="4"/>
          <table:table-cell office:value-type="float" office:value="49.737" calcext:value-type="float">
            <text:p>49.737</text:p>
          </table:table-cell>
        </table:table-row>
        <table:table-row table:style-name="ro1">
          <table:table-cell office:value-type="float" office:value="2342.267" calcext:value-type="float">
            <text:p>2342.267</text:p>
          </table:table-cell>
          <table:table-cell table:number-columns-repeated="4"/>
          <table:table-cell office:value-type="float" office:value="49.739" calcext:value-type="float">
            <text:p>49.739</text:p>
          </table:table-cell>
        </table:table-row>
        <table:table-row table:style-name="ro1">
          <table:table-cell office:value-type="float" office:value="2342.468" calcext:value-type="float">
            <text:p>2342.468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1.36" calcext:value-type="float">
            <text:p>2341.36</text:p>
          </table:table-cell>
          <table:table-cell table:number-columns-repeated="5"/>
        </table:table-row>
        <table:table-row table:style-name="ro1">
          <table:table-cell office:value-type="float" office:value="2344.08" calcext:value-type="float">
            <text:p>2344.08</text:p>
          </table:table-cell>
          <table:table-cell table:number-columns-repeated="5"/>
        </table:table-row>
        <table:table-row table:style-name="ro1">
          <table:table-cell office:value-type="float" office:value="2342.065" calcext:value-type="float">
            <text:p>2342.065</text:p>
          </table:table-cell>
          <table:table-cell table:number-columns-repeated="5"/>
        </table:table-row>
        <table:table-row table:style-name="ro1">
          <table:table-cell office:value-type="float" office:value="2341.763" calcext:value-type="float">
            <text:p>2341.763</text:p>
          </table:table-cell>
          <table:table-cell table:number-columns-repeated="5"/>
        </table:table-row>
        <table:table-row table:style-name="ro1">
          <table:table-cell office:value-type="float" office:value="2342.67" calcext:value-type="float">
            <text:p>2342.67</text:p>
          </table:table-cell>
          <table:table-cell table:number-columns-repeated="5"/>
        </table:table-row>
        <table:table-row table:style-name="ro1">
          <table:table-cell office:value-type="float" office:value="2343.173" calcext:value-type="float">
            <text:p>2343.173</text:p>
          </table:table-cell>
          <table:table-cell table:number-columns-repeated="5"/>
        </table:table-row>
        <table:table-row table:style-name="ro1">
          <table:table-cell office:value-type="float" office:value="2343.375" calcext:value-type="float">
            <text:p>2343.375</text:p>
          </table:table-cell>
          <table:table-cell table:number-columns-repeated="5"/>
        </table:table-row>
        <table:table-row table:style-name="ro1">
          <table:table-cell office:value-type="float" office:value="2343.878" calcext:value-type="float">
            <text:p>2343.878</text:p>
          </table:table-cell>
          <table:table-cell table:number-columns-repeated="5"/>
        </table:table-row>
        <table:table-row table:style-name="ro1">
          <table:table-cell office:value-type="float" office:value="2343.576" calcext:value-type="float">
            <text:p>2343.576</text:p>
          </table:table-cell>
          <table:table-cell table:number-columns-repeated="5"/>
        </table:table-row>
        <table:table-row table:style-name="ro1">
          <table:table-cell office:value-type="float" office:value="2343.677" calcext:value-type="float">
            <text:p>2343.677</text:p>
          </table:table-cell>
          <table:table-cell table:number-columns-repeated="5"/>
        </table:table-row>
        <table:table-row table:style-name="ro1">
          <table:table-cell office:value-type="float" office:value="2342.368" calcext:value-type="float">
            <text:p>2342.368</text:p>
          </table:table-cell>
          <table:table-cell table:number-columns-repeated="5"/>
        </table:table-row>
        <table:table-row table:style-name="ro1">
          <table:table-cell office:value-type="float" office:value="2342.569" calcext:value-type="float">
            <text:p>2342.569</text:p>
          </table:table-cell>
          <table:table-cell table:number-columns-repeated="5"/>
        </table:table-row>
        <table:table-row table:style-name="ro1">
          <table:table-cell office:value-type="float" office:value="2344.281" calcext:value-type="float">
            <text:p>2344.281</text:p>
          </table:table-cell>
          <table:table-cell table:number-columns-repeated="5"/>
        </table:table-row>
        <table:table-row table:style-name="ro1">
          <table:table-cell office:value-type="float" office:value="2342.166" calcext:value-type="float">
            <text:p>2342.166</text:p>
          </table:table-cell>
          <table:table-cell table:number-columns-repeated="5"/>
        </table:table-row>
        <table:table-row table:style-name="ro1">
          <table:table-cell office:value-type="float" office:value="2343.375" calcext:value-type="float">
            <text:p>2343.375</text:p>
          </table:table-cell>
          <table:table-cell table:number-columns-repeated="5"/>
        </table:table-row>
        <table:table-row table:style-name="ro1">
          <table:table-cell office:value-type="float" office:value="2344.18" calcext:value-type="float">
            <text:p>2344.18</text:p>
          </table:table-cell>
          <table:table-cell table:number-columns-repeated="5"/>
        </table:table-row>
        <table:table-row table:style-name="ro1">
          <table:table-cell office:value-type="float" office:value="2342.972" calcext:value-type="float">
            <text:p>2342.972</text:p>
          </table:table-cell>
          <table:table-cell table:number-columns-repeated="5"/>
        </table:table-row>
        <table:table-row table:style-name="ro1">
          <table:table-cell office:value-type="float" office:value="2342.972" calcext:value-type="float">
            <text:p>2342.972</text:p>
          </table:table-cell>
          <table:table-cell table:number-columns-repeated="5"/>
        </table:table-row>
        <table:table-row table:style-name="ro1">
          <table:table-cell office:value-type="float" office:value="2344.08" calcext:value-type="float">
            <text:p>2344.08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42.368" calcext:value-type="float">
            <text:p>2342.368</text:p>
          </table:table-cell>
          <table:table-cell table:number-columns-repeated="5"/>
        </table:table-row>
        <table:table-row table:style-name="ro1">
          <table:table-cell office:value-type="float" office:value="2343.173" calcext:value-type="float">
            <text:p>2343.173</text:p>
          </table:table-cell>
          <table:table-cell table:number-columns-repeated="5"/>
        </table:table-row>
        <table:table-row table:style-name="ro1">
          <table:table-cell office:value-type="float" office:value="2342.972" calcext:value-type="float">
            <text:p>2342.972</text:p>
          </table:table-cell>
          <table:table-cell table:number-columns-repeated="5"/>
        </table:table-row>
        <table:table-row table:style-name="ro1">
          <table:table-cell office:value-type="float" office:value="2342.67" calcext:value-type="float">
            <text:p>2342.67</text:p>
          </table:table-cell>
          <table:table-cell table:number-columns-repeated="5"/>
        </table:table-row>
        <table:table-row table:style-name="ro1">
          <table:table-cell office:value-type="float" office:value="2343.375" calcext:value-type="float">
            <text:p>2343.375</text:p>
          </table:table-cell>
          <table:table-cell table:number-columns-repeated="5"/>
        </table:table-row>
        <table:table-row table:style-name="ro1">
          <table:table-cell office:value-type="float" office:value="2344.482" calcext:value-type="float">
            <text:p>2344.482</text:p>
          </table:table-cell>
          <table:table-cell table:number-columns-repeated="5"/>
        </table:table-row>
        <table:table-row table:style-name="ro1">
          <table:table-cell office:value-type="float" office:value="2344.18" calcext:value-type="float">
            <text:p>2344.18</text:p>
          </table:table-cell>
          <table:table-cell table:number-columns-repeated="5"/>
        </table:table-row>
        <table:table-row table:style-name="ro1">
          <table:table-cell office:value-type="float" office:value="2342.166" calcext:value-type="float">
            <text:p>2342.166</text:p>
          </table:table-cell>
          <table:table-cell table:number-columns-repeated="5"/>
        </table:table-row>
        <table:table-row table:style-name="ro1">
          <table:table-cell office:value-type="float" office:value="2343.979" calcext:value-type="float">
            <text:p>2343.979</text:p>
          </table:table-cell>
          <table:table-cell table:number-columns-repeated="5"/>
        </table:table-row>
        <table:table-row table:style-name="ro1">
          <table:table-cell office:value-type="float" office:value="2344.885" calcext:value-type="float">
            <text:p>2344.885</text:p>
          </table:table-cell>
          <table:table-cell table:number-columns-repeated="5"/>
        </table:table-row>
        <table:table-row table:style-name="ro1">
          <table:table-cell office:value-type="float" office:value="2344.281" calcext:value-type="float">
            <text:p>2344.281</text:p>
          </table:table-cell>
          <table:table-cell table:number-columns-repeated="5"/>
        </table:table-row>
        <table:table-row table:style-name="ro1">
          <table:table-cell office:value-type="float" office:value="2341.26" calcext:value-type="float">
            <text:p>2341.26</text:p>
          </table:table-cell>
          <table:table-cell table:number-columns-repeated="5"/>
        </table:table-row>
        <table:table-row table:style-name="ro1">
          <table:table-cell office:value-type="float" office:value="2344.986" calcext:value-type="float">
            <text:p>2344.986</text:p>
          </table:table-cell>
          <table:table-cell table:number-columns-repeated="5"/>
        </table:table-row>
        <table:table-row table:style-name="ro1">
          <table:table-cell office:value-type="float" office:value="2343.073" calcext:value-type="float">
            <text:p>2343.073</text:p>
          </table:table-cell>
          <table:table-cell table:number-columns-repeated="5"/>
        </table:table-row>
        <table:table-row table:style-name="ro1">
          <table:table-cell office:value-type="float" office:value="2341.461" calcext:value-type="float">
            <text:p>2341.461</text:p>
          </table:table-cell>
          <table:table-cell table:number-columns-repeated="5"/>
        </table:table-row>
        <table:table-row table:style-name="ro1">
          <table:table-cell office:value-type="float" office:value="2342.065" calcext:value-type="float">
            <text:p>2342.065</text:p>
          </table:table-cell>
          <table:table-cell table:number-columns-repeated="5"/>
        </table:table-row>
        <table:table-row table:style-name="ro1">
          <table:table-cell office:value-type="float" office:value="2342.468" calcext:value-type="float">
            <text:p>2342.468</text:p>
          </table:table-cell>
          <table:table-cell table:number-columns-repeated="5"/>
        </table:table-row>
        <table:table-row table:style-name="ro1">
          <table:table-cell office:value-type="float" office:value="2342.871" calcext:value-type="float">
            <text:p>2342.871</text:p>
          </table:table-cell>
          <table:table-cell table:number-columns-repeated="5"/>
        </table:table-row>
        <table:table-row table:style-name="ro1">
          <table:table-cell office:value-type="float" office:value="2342.771" calcext:value-type="float">
            <text:p>2342.771</text:p>
          </table:table-cell>
          <table:table-cell table:number-columns-repeated="5"/>
        </table:table-row>
        <table:table-row table:style-name="ro1">
          <table:table-cell office:value-type="float" office:value="2343.375" calcext:value-type="float">
            <text:p>2343.375</text:p>
          </table:table-cell>
          <table:table-cell table:number-columns-repeated="5"/>
        </table:table-row>
        <table:table-row table:style-name="ro1">
          <table:table-cell office:value-type="float" office:value="2341.763" calcext:value-type="float">
            <text:p>2341.763</text:p>
          </table:table-cell>
          <table:table-cell table:number-columns-repeated="5"/>
        </table:table-row>
        <table:table-row table:style-name="ro1">
          <table:table-cell office:value-type="float" office:value="2343.777" calcext:value-type="float">
            <text:p>2343.777</text:p>
          </table:table-cell>
          <table:table-cell table:number-columns-repeated="5"/>
        </table:table-row>
        <table:table-row table:style-name="ro1">
          <table:table-cell office:value-type="float" office:value="2343.979" calcext:value-type="float">
            <text:p>2343.979</text:p>
          </table:table-cell>
          <table:table-cell table:number-columns-repeated="5"/>
        </table:table-row>
        <table:table-row table:style-name="ro1">
          <table:table-cell office:value-type="float" office:value="2343.173" calcext:value-type="float">
            <text:p>2343.173</text:p>
          </table:table-cell>
          <table:table-cell table:number-columns-repeated="5"/>
        </table:table-row>
        <table:table-row table:style-name="ro1">
          <table:table-cell office:value-type="float" office:value="2341.864" calcext:value-type="float">
            <text:p>2341.864</text:p>
          </table:table-cell>
          <table:table-cell table:number-columns-repeated="5"/>
        </table:table-row>
        <table:table-row table:style-name="ro1">
          <table:table-cell office:value-type="float" office:value="2342.972" calcext:value-type="float">
            <text:p>2342.972</text:p>
          </table:table-cell>
          <table:table-cell table:number-columns-repeated="5"/>
        </table:table-row>
        <table:table-row table:style-name="ro1">
          <table:table-cell office:value-type="float" office:value="2342.368" calcext:value-type="float">
            <text:p>2342.368</text:p>
          </table:table-cell>
          <table:table-cell table:number-columns-repeated="5"/>
        </table:table-row>
        <table:table-row table:style-name="ro1">
          <table:table-cell office:value-type="float" office:value="2342.166" calcext:value-type="float">
            <text:p>2342.166</text:p>
          </table:table-cell>
          <table:table-cell table:number-columns-repeated="5"/>
        </table:table-row>
        <table:table-row table:style-name="ro1">
          <table:table-cell office:value-type="float" office:value="2343.576" calcext:value-type="float">
            <text:p>2343.576</text:p>
          </table:table-cell>
          <table:table-cell table:number-columns-repeated="5"/>
        </table:table-row>
        <table:table-row table:style-name="ro1">
          <table:table-cell office:value-type="float" office:value="2344.281" calcext:value-type="float">
            <text:p>2344.281</text:p>
          </table:table-cell>
          <table:table-cell table:number-columns-repeated="5"/>
        </table:table-row>
        <table:table-row table:style-name="ro1">
          <table:table-cell office:value-type="float" office:value="2344.382" calcext:value-type="float">
            <text:p>2344.382</text:p>
          </table:table-cell>
          <table:table-cell table:number-columns-repeated="5"/>
        </table:table-row>
        <table:table-row table:style-name="ro1">
          <table:table-cell office:value-type="float" office:value="2343.777" calcext:value-type="float">
            <text:p>2343.777</text:p>
          </table:table-cell>
          <table:table-cell table:number-columns-repeated="5"/>
        </table:table-row>
        <table:table-row table:style-name="ro1">
          <table:table-cell office:value-type="float" office:value="2344.08" calcext:value-type="float">
            <text:p>2344.08</text:p>
          </table:table-cell>
          <table:table-cell table:number-columns-repeated="5"/>
        </table:table-row>
        <table:table-row table:style-name="ro1">
          <table:table-cell office:value-type="float" office:value="2343.878" calcext:value-type="float">
            <text:p>2343.878</text:p>
          </table:table-cell>
          <table:table-cell table:number-columns-repeated="5"/>
        </table:table-row>
        <table:table-row table:style-name="ro1">
          <table:table-cell office:value-type="float" office:value="2343.878" calcext:value-type="float">
            <text:p>2343.878</text:p>
          </table:table-cell>
          <table:table-cell table:number-columns-repeated="5"/>
        </table:table-row>
        <table:table-row table:style-name="ro1">
          <table:table-cell office:value-type="float" office:value="2343.878" calcext:value-type="float">
            <text:p>2343.878</text:p>
          </table:table-cell>
          <table:table-cell table:number-columns-repeated="5"/>
        </table:table-row>
        <table:table-row table:style-name="ro1">
          <table:table-cell office:value-type="float" office:value="2345.993" calcext:value-type="float">
            <text:p>2345.993</text:p>
          </table:table-cell>
          <table:table-cell table:number-columns-repeated="5"/>
        </table:table-row>
        <table:table-row table:style-name="ro1">
          <table:table-cell office:value-type="float" office:value="2345.389" calcext:value-type="float">
            <text:p>2345.389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211.346" calcext:value-type="float">
            <text:p>2211.346</text:p>
          </table:table-cell>
          <table:table-cell table:formula="of:=AVERAGE([.A116:.A192])" office:value-type="float" office:value="2210.23344155844" calcext:value-type="float">
            <text:p>2210.23344155844</text:p>
          </table:table-cell>
          <table:table-cell table:formula="of:=AVERAGE([.F116:.F121])" office:value-type="float" office:value="4.71516666666667" calcext:value-type="float">
            <text:p>4.71516666666667</text:p>
          </table:table-cell>
          <table:table-cell table:formula="of:=2*[.C116]" office:value-type="float" office:value="9.43033333333334" calcext:value-type="float">
            <text:p>9.43033333333334</text:p>
          </table:table-cell>
          <table:table-cell table:formula="of:=[.D116]/[.B116]" office:value-type="float" office:value="0.00426666846859578" calcext:value-type="float">
            <text:p>0.004266668468596</text:p>
          </table:table-cell>
          <table:table-cell office:value-type="float" office:value="4.715" calcext:value-type="float">
            <text:p>4.715</text:p>
          </table:table-cell>
        </table:table-row>
        <table:table-row table:style-name="ro1">
          <table:table-cell office:value-type="float" office:value="2205.707" calcext:value-type="float">
            <text:p>2205.707</text:p>
          </table:table-cell>
          <table:table-cell table:number-columns-repeated="4"/>
          <table:table-cell office:value-type="float" office:value="4.714" calcext:value-type="float">
            <text:p>4.714</text:p>
          </table:table-cell>
        </table:table-row>
        <table:table-row table:style-name="ro1">
          <table:table-cell office:value-type="float" office:value="2217.49" calcext:value-type="float">
            <text:p>2217.49</text:p>
          </table:table-cell>
          <table:table-cell table:number-columns-repeated="4"/>
          <table:table-cell office:value-type="float" office:value="4.714" calcext:value-type="float">
            <text:p>4.714</text:p>
          </table:table-cell>
        </table:table-row>
        <table:table-row table:style-name="ro1">
          <table:table-cell office:value-type="float" office:value="2207.318" calcext:value-type="float">
            <text:p>2207.318</text:p>
          </table:table-cell>
          <table:table-cell table:number-columns-repeated="4"/>
          <table:table-cell office:value-type="float" office:value="4.716" calcext:value-type="float">
            <text:p>4.716</text:p>
          </table:table-cell>
        </table:table-row>
        <table:table-row table:style-name="ro1">
          <table:table-cell office:value-type="float" office:value="2206.412" calcext:value-type="float">
            <text:p>2206.412</text:p>
          </table:table-cell>
          <table:table-cell table:number-columns-repeated="4"/>
          <table:table-cell office:value-type="float" office:value="4.716" calcext:value-type="float">
            <text:p>4.716</text:p>
          </table:table-cell>
        </table:table-row>
        <table:table-row table:style-name="ro1">
          <table:table-cell office:value-type="float" office:value="2206.613" calcext:value-type="float">
            <text:p>2206.613</text:p>
          </table:table-cell>
          <table:table-cell table:number-columns-repeated="4"/>
          <table:table-cell office:value-type="float" office:value="4.716" calcext:value-type="float">
            <text:p>4.716</text:p>
          </table:table-cell>
        </table:table-row>
        <table:table-row table:style-name="ro1">
          <table:table-cell office:value-type="float" office:value="2211.548" calcext:value-type="float">
            <text:p>2211.548</text:p>
          </table:table-cell>
          <table:table-cell table:number-columns-repeated="5"/>
        </table:table-row>
        <table:table-row table:style-name="ro1">
          <table:table-cell office:value-type="float" office:value="2210.541" calcext:value-type="float">
            <text:p>2210.541</text:p>
          </table:table-cell>
          <table:table-cell table:number-columns-repeated="5"/>
        </table:table-row>
        <table:table-row table:style-name="ro1">
          <table:table-cell office:value-type="float" office:value="2205.405" calcext:value-type="float">
            <text:p>2205.405</text:p>
          </table:table-cell>
          <table:table-cell table:number-columns-repeated="5"/>
        </table:table-row>
        <table:table-row table:style-name="ro1">
          <table:table-cell office:value-type="float" office:value="2210.138" calcext:value-type="float">
            <text:p>2210.138</text:p>
          </table:table-cell>
          <table:table-cell table:number-columns-repeated="5"/>
        </table:table-row>
        <table:table-row table:style-name="ro1">
          <table:table-cell office:value-type="float" office:value="2208.124" calcext:value-type="float">
            <text:p>2208.124</text:p>
          </table:table-cell>
          <table:table-cell table:number-columns-repeated="5"/>
        </table:table-row>
        <table:table-row table:style-name="ro1">
          <table:table-cell office:value-type="float" office:value="2213.361" calcext:value-type="float">
            <text:p>2213.361</text:p>
          </table:table-cell>
          <table:table-cell table:number-columns-repeated="5"/>
        </table:table-row>
        <table:table-row table:style-name="ro1">
          <table:table-cell office:value-type="float" office:value="2212.051" calcext:value-type="float">
            <text:p>2212.051</text:p>
          </table:table-cell>
          <table:table-cell table:number-columns-repeated="5"/>
        </table:table-row>
        <table:table-row table:style-name="ro1">
          <table:table-cell office:value-type="float" office:value="2206.412" calcext:value-type="float">
            <text:p>2206.412</text:p>
          </table:table-cell>
          <table:table-cell table:number-columns-repeated="5"/>
        </table:table-row>
        <table:table-row table:style-name="ro1">
          <table:table-cell office:value-type="float" office:value="2206.613" calcext:value-type="float">
            <text:p>2206.613</text:p>
          </table:table-cell>
          <table:table-cell table:number-columns-repeated="5"/>
        </table:table-row>
        <table:table-row table:style-name="ro1">
          <table:table-cell office:value-type="float" office:value="2208.929" calcext:value-type="float">
            <text:p>2208.929</text:p>
          </table:table-cell>
          <table:table-cell table:number-columns-repeated="5"/>
        </table:table-row>
        <table:table-row table:style-name="ro1">
          <table:table-cell office:value-type="float" office:value="2208.426" calcext:value-type="float">
            <text:p>2208.426</text:p>
          </table:table-cell>
          <table:table-cell table:number-columns-repeated="5"/>
        </table:table-row>
        <table:table-row table:style-name="ro1">
          <table:table-cell office:value-type="float" office:value="2209.634" calcext:value-type="float">
            <text:p>2209.634</text:p>
          </table:table-cell>
          <table:table-cell table:number-columns-repeated="5"/>
        </table:table-row>
        <table:table-row table:style-name="ro1">
          <table:table-cell office:value-type="float" office:value="2208.426" calcext:value-type="float">
            <text:p>2208.426</text:p>
          </table:table-cell>
          <table:table-cell table:number-columns-repeated="5"/>
        </table:table-row>
        <table:table-row table:style-name="ro1">
          <table:table-cell office:value-type="float" office:value="2208.023" calcext:value-type="float">
            <text:p>2208.023</text:p>
          </table:table-cell>
          <table:table-cell table:number-columns-repeated="5"/>
        </table:table-row>
        <table:table-row table:style-name="ro1">
          <table:table-cell office:value-type="float" office:value="2210.44" calcext:value-type="float">
            <text:p>2210.44</text:p>
          </table:table-cell>
          <table:table-cell table:number-columns-repeated="5"/>
        </table:table-row>
        <table:table-row table:style-name="ro1">
          <table:table-cell office:value-type="float" office:value="2210.843" calcext:value-type="float">
            <text:p>2210.843</text:p>
          </table:table-cell>
          <table:table-cell table:number-columns-repeated="5"/>
        </table:table-row>
        <table:table-row table:style-name="ro1">
          <table:table-cell office:value-type="float" office:value="2209.836" calcext:value-type="float">
            <text:p>2209.836</text:p>
          </table:table-cell>
          <table:table-cell table:number-columns-repeated="5"/>
        </table:table-row>
        <table:table-row table:style-name="ro1">
          <table:table-cell office:value-type="float" office:value="2215.073" calcext:value-type="float">
            <text:p>2215.073</text:p>
          </table:table-cell>
          <table:table-cell table:number-columns-repeated="5"/>
        </table:table-row>
        <table:table-row table:style-name="ro1">
          <table:table-cell office:value-type="float" office:value="2208.929" calcext:value-type="float">
            <text:p>2208.929</text:p>
          </table:table-cell>
          <table:table-cell table:number-columns-repeated="5"/>
        </table:table-row>
        <table:table-row table:style-name="ro1">
          <table:table-cell office:value-type="float" office:value="2207.822" calcext:value-type="float">
            <text:p>2207.822</text:p>
          </table:table-cell>
          <table:table-cell table:number-columns-repeated="5"/>
        </table:table-row>
        <table:table-row table:style-name="ro1">
          <table:table-cell office:value-type="float" office:value="2210.944" calcext:value-type="float">
            <text:p>2210.944</text:p>
          </table:table-cell>
          <table:table-cell table:number-columns-repeated="5"/>
        </table:table-row>
        <table:table-row table:style-name="ro1">
          <table:table-cell office:value-type="float" office:value="2209.231" calcext:value-type="float">
            <text:p>2209.231</text:p>
          </table:table-cell>
          <table:table-cell table:number-columns-repeated="5"/>
        </table:table-row>
        <table:table-row table:style-name="ro1">
          <table:table-cell office:value-type="float" office:value="2216.18" calcext:value-type="float">
            <text:p>2216.18</text:p>
          </table:table-cell>
          <table:table-cell table:number-columns-repeated="5"/>
        </table:table-row>
        <table:table-row table:style-name="ro1">
          <table:table-cell office:value-type="float" office:value="2211.951" calcext:value-type="float">
            <text:p>2211.951</text:p>
          </table:table-cell>
          <table:table-cell table:number-columns-repeated="5"/>
        </table:table-row>
        <table:table-row table:style-name="ro1">
          <table:table-cell office:value-type="float" office:value="2210.339" calcext:value-type="float">
            <text:p>2210.339</text:p>
          </table:table-cell>
          <table:table-cell table:number-columns-repeated="5"/>
        </table:table-row>
        <table:table-row table:style-name="ro1">
          <table:table-cell office:value-type="float" office:value="2205.203" calcext:value-type="float">
            <text:p>2205.203</text:p>
          </table:table-cell>
          <table:table-cell table:number-columns-repeated="5"/>
        </table:table-row>
        <table:table-row table:style-name="ro1">
          <table:table-cell office:value-type="float" office:value="2208.627" calcext:value-type="float">
            <text:p>2208.627</text:p>
          </table:table-cell>
          <table:table-cell table:number-columns-repeated="5"/>
        </table:table-row>
        <table:table-row table:style-name="ro1">
          <table:table-cell office:value-type="float" office:value="2216.986" calcext:value-type="float">
            <text:p>2216.986</text:p>
          </table:table-cell>
          <table:table-cell table:number-columns-repeated="5"/>
        </table:table-row>
        <table:table-row table:style-name="ro1">
          <table:table-cell office:value-type="float" office:value="2204.7" calcext:value-type="float">
            <text:p>2204.7</text:p>
          </table:table-cell>
          <table:table-cell table:number-columns-repeated="5"/>
        </table:table-row>
        <table:table-row table:style-name="ro1">
          <table:table-cell office:value-type="float" office:value="2214.771" calcext:value-type="float">
            <text:p>2214.771</text:p>
          </table:table-cell>
          <table:table-cell table:number-columns-repeated="5"/>
        </table:table-row>
        <table:table-row table:style-name="ro1">
          <table:table-cell office:value-type="float" office:value="2210.339" calcext:value-type="float">
            <text:p>2210.339</text:p>
          </table:table-cell>
          <table:table-cell table:number-columns-repeated="5"/>
        </table:table-row>
        <table:table-row table:style-name="ro1">
          <table:table-cell office:value-type="float" office:value="2211.749" calcext:value-type="float">
            <text:p>2211.749</text:p>
          </table:table-cell>
          <table:table-cell table:number-columns-repeated="5"/>
        </table:table-row>
        <table:table-row table:style-name="ro1">
          <table:table-cell office:value-type="float" office:value="2213.461" calcext:value-type="float">
            <text:p>2213.461</text:p>
          </table:table-cell>
          <table:table-cell table:number-columns-repeated="5"/>
        </table:table-row>
        <table:table-row table:style-name="ro1">
          <table:table-cell office:value-type="float" office:value="2211.447" calcext:value-type="float">
            <text:p>2211.447</text:p>
          </table:table-cell>
          <table:table-cell table:number-columns-repeated="5"/>
        </table:table-row>
        <table:table-row table:style-name="ro1">
          <table:table-cell office:value-type="float" office:value="2217.792" calcext:value-type="float">
            <text:p>2217.792</text:p>
          </table:table-cell>
          <table:table-cell table:number-columns-repeated="5"/>
        </table:table-row>
        <table:table-row table:style-name="ro1">
          <table:table-cell office:value-type="float" office:value="2209.937" calcext:value-type="float">
            <text:p>2209.937</text:p>
          </table:table-cell>
          <table:table-cell table:number-columns-repeated="5"/>
        </table:table-row>
        <table:table-row table:style-name="ro1">
          <table:table-cell office:value-type="float" office:value="2211.951" calcext:value-type="float">
            <text:p>2211.951</text:p>
          </table:table-cell>
          <table:table-cell table:number-columns-repeated="5"/>
        </table:table-row>
        <table:table-row table:style-name="ro1">
          <table:table-cell office:value-type="float" office:value="2210.541" calcext:value-type="float">
            <text:p>2210.541</text:p>
          </table:table-cell>
          <table:table-cell table:number-columns-repeated="5"/>
        </table:table-row>
        <table:table-row table:style-name="ro1">
          <table:table-cell office:value-type="float" office:value="2210.239" calcext:value-type="float">
            <text:p>2210.239</text:p>
          </table:table-cell>
          <table:table-cell table:number-columns-repeated="5"/>
        </table:table-row>
        <table:table-row table:style-name="ro1">
          <table:table-cell office:value-type="float" office:value="2212.253" calcext:value-type="float">
            <text:p>2212.253</text:p>
          </table:table-cell>
          <table:table-cell table:number-columns-repeated="5"/>
        </table:table-row>
        <table:table-row table:style-name="ro1">
          <table:table-cell office:value-type="float" office:value="2202.988" calcext:value-type="float">
            <text:p>2202.988</text:p>
          </table:table-cell>
          <table:table-cell table:number-columns-repeated="5"/>
        </table:table-row>
        <table:table-row table:style-name="ro1">
          <table:table-cell office:value-type="float" office:value="2203.693" calcext:value-type="float">
            <text:p>2203.693</text:p>
          </table:table-cell>
          <table:table-cell table:number-columns-repeated="5"/>
        </table:table-row>
        <table:table-row table:style-name="ro1">
          <table:table-cell office:value-type="float" office:value="2211.548" calcext:value-type="float">
            <text:p>2211.548</text:p>
          </table:table-cell>
          <table:table-cell table:number-columns-repeated="5"/>
        </table:table-row>
        <table:table-row table:style-name="ro1">
          <table:table-cell office:value-type="float" office:value="2208.124" calcext:value-type="float">
            <text:p>2208.124</text:p>
          </table:table-cell>
          <table:table-cell table:number-columns-repeated="5"/>
        </table:table-row>
        <table:table-row table:style-name="ro1">
          <table:table-cell office:value-type="float" office:value="2214.67" calcext:value-type="float">
            <text:p>2214.67</text:p>
          </table:table-cell>
          <table:table-cell table:number-columns-repeated="5"/>
        </table:table-row>
        <table:table-row table:style-name="ro1">
          <table:table-cell office:value-type="float" office:value="2216.08" calcext:value-type="float">
            <text:p>2216.08</text:p>
          </table:table-cell>
          <table:table-cell table:number-columns-repeated="5"/>
        </table:table-row>
        <table:table-row table:style-name="ro1">
          <table:table-cell office:value-type="float" office:value="2214.468" calcext:value-type="float">
            <text:p>2214.468</text:p>
          </table:table-cell>
          <table:table-cell table:number-columns-repeated="5"/>
        </table:table-row>
        <table:table-row table:style-name="ro1">
          <table:table-cell office:value-type="float" office:value="2211.749" calcext:value-type="float">
            <text:p>2211.749</text:p>
          </table:table-cell>
          <table:table-cell table:number-columns-repeated="5"/>
        </table:table-row>
        <table:table-row table:style-name="ro1">
          <table:table-cell office:value-type="float" office:value="2201.074" calcext:value-type="float">
            <text:p>2201.074</text:p>
          </table:table-cell>
          <table:table-cell table:number-columns-repeated="5"/>
        </table:table-row>
        <table:table-row table:style-name="ro1">
          <table:table-cell office:value-type="float" office:value="2213.562" calcext:value-type="float">
            <text:p>2213.562</text:p>
          </table:table-cell>
          <table:table-cell table:number-columns-repeated="5"/>
        </table:table-row>
        <table:table-row table:style-name="ro1">
          <table:table-cell office:value-type="float" office:value="2209.131" calcext:value-type="float">
            <text:p>2209.131</text:p>
          </table:table-cell>
          <table:table-cell table:number-columns-repeated="5"/>
        </table:table-row>
        <table:table-row table:style-name="ro1">
          <table:table-cell office:value-type="float" office:value="2210.541" calcext:value-type="float">
            <text:p>2210.541</text:p>
          </table:table-cell>
          <table:table-cell table:number-columns-repeated="5"/>
        </table:table-row>
        <table:table-row table:style-name="ro1">
          <table:table-cell office:value-type="float" office:value="2210.642" calcext:value-type="float">
            <text:p>2210.642</text:p>
          </table:table-cell>
          <table:table-cell table:number-columns-repeated="5"/>
        </table:table-row>
        <table:table-row table:style-name="ro1">
          <table:table-cell office:value-type="float" office:value="2206.613" calcext:value-type="float">
            <text:p>2206.613</text:p>
          </table:table-cell>
          <table:table-cell table:number-columns-repeated="5"/>
        </table:table-row>
        <table:table-row table:style-name="ro1">
          <table:table-cell office:value-type="float" office:value="2209.231" calcext:value-type="float">
            <text:p>2209.231</text:p>
          </table:table-cell>
          <table:table-cell table:number-columns-repeated="5"/>
        </table:table-row>
        <table:table-row table:style-name="ro1">
          <table:table-cell office:value-type="float" office:value="2213.562" calcext:value-type="float">
            <text:p>2213.562</text:p>
          </table:table-cell>
          <table:table-cell table:number-columns-repeated="5"/>
        </table:table-row>
        <table:table-row table:style-name="ro1">
          <table:table-cell office:value-type="float" office:value="2207.318" calcext:value-type="float">
            <text:p>2207.318</text:p>
          </table:table-cell>
          <table:table-cell table:number-columns-repeated="5"/>
        </table:table-row>
        <table:table-row table:style-name="ro1">
          <table:table-cell office:value-type="float" office:value="2206.311" calcext:value-type="float">
            <text:p>2206.311</text:p>
          </table:table-cell>
          <table:table-cell table:number-columns-repeated="5"/>
        </table:table-row>
        <table:table-row table:style-name="ro1">
          <table:table-cell office:value-type="float" office:value="2217.389" calcext:value-type="float">
            <text:p>2217.389</text:p>
          </table:table-cell>
          <table:table-cell table:number-columns-repeated="5"/>
        </table:table-row>
        <table:table-row table:style-name="ro1">
          <table:table-cell office:value-type="float" office:value="2214.267" calcext:value-type="float">
            <text:p>2214.267</text:p>
          </table:table-cell>
          <table:table-cell table:number-columns-repeated="5"/>
        </table:table-row>
        <table:table-row table:style-name="ro1">
          <table:table-cell office:value-type="float" office:value="2211.145" calcext:value-type="float">
            <text:p>2211.145</text:p>
          </table:table-cell>
          <table:table-cell table:number-columns-repeated="5"/>
        </table:table-row>
        <table:table-row table:style-name="ro1">
          <table:table-cell office:value-type="float" office:value="2212.756" calcext:value-type="float">
            <text:p>2212.756</text:p>
          </table:table-cell>
          <table:table-cell table:number-columns-repeated="5"/>
        </table:table-row>
        <table:table-row table:style-name="ro1">
          <table:table-cell office:value-type="float" office:value="2209.332" calcext:value-type="float">
            <text:p>2209.332</text:p>
          </table:table-cell>
          <table:table-cell table:number-columns-repeated="5"/>
        </table:table-row>
        <table:table-row table:style-name="ro1">
          <table:table-cell office:value-type="float" office:value="2208.124" calcext:value-type="float">
            <text:p>2208.124</text:p>
          </table:table-cell>
          <table:table-cell table:number-columns-repeated="5"/>
        </table:table-row>
        <table:table-row table:style-name="ro1">
          <table:table-cell office:value-type="float" office:value="2208.527" calcext:value-type="float">
            <text:p>2208.527</text:p>
          </table:table-cell>
          <table:table-cell table:number-columns-repeated="5"/>
        </table:table-row>
        <table:table-row table:style-name="ro1">
          <table:table-cell office:value-type="float" office:value="2206.009" calcext:value-type="float">
            <text:p>2206.009</text:p>
          </table:table-cell>
          <table:table-cell table:number-columns-repeated="5"/>
        </table:table-row>
        <table:table-row table:style-name="ro1">
          <table:table-cell office:value-type="float" office:value="2213.461" calcext:value-type="float">
            <text:p>2213.461</text:p>
          </table:table-cell>
          <table:table-cell table:number-columns-repeated="5"/>
        </table:table-row>
        <table:table-row table:style-name="ro1">
          <table:table-cell office:value-type="float" office:value="2211.548" calcext:value-type="float">
            <text:p>2211.548</text:p>
          </table:table-cell>
          <table:table-cell table:number-columns-repeated="5"/>
        </table:table-row>
        <table:table-row table:style-name="ro1">
          <table:table-cell office:value-type="float" office:value="2210.642" calcext:value-type="float">
            <text:p>2210.642</text:p>
          </table:table-cell>
          <table:table-cell table:number-columns-repeated="5"/>
        </table:table-row>
        <table:table-row table:style-name="ro1">
          <table:table-cell office:value-type="float" office:value="2207.922" calcext:value-type="float">
            <text:p>2207.922</text:p>
          </table:table-cell>
          <table:table-cell table:number-columns-repeated="5"/>
        </table:table-row>
        <table:table-row table:style-name="ro1">
          <table:table-cell office:value-type="float" office:value="2211.447" calcext:value-type="float">
            <text:p>2211.44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5:29:58.2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6T15:42:38.927000000</dc:date>
    <meta:editing-duration>PT1H11M28S</meta:editing-duration>
    <meta:editing-cycles>23</meta:editing-cycles>
    <meta:document-statistic meta:table-count="1" meta:cell-count="2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284cm" svg:height="9.006cm" xlink:href=".." xlink:type="simple" chart:class="chart:line" chart:style-name="ch1">
        <chart:legend chart:legend-position="end" svg:x="18.432cm" svg:y="4.204cm" style:legend-expansion="high" chart:style-name="ch2"/>
        <chart:plot-area chart:style-name="ch3" table:cell-range-address="Sheet1.A21:Sheet1.A38" svg:x="0.425cm" svg:y="0.18cm" svg:width="17.582cm" svg:height="8.646cm">
          <chartooo:coordinate-region svg:x="1.708cm" svg:y="0.379cm" svg:width="16.11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2144">
                <text:p>2.032144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2144">
                <text:p>2.032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2114">
                <text:p>2.032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1998">
                <text:p>2.031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2324">
                <text:p>2.032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2324">
                <text:p>2.032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2301">
                <text:p>2.032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2301">
                <text:p>2.032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2275">
                <text:p>2.032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2275">
                <text:p>2.032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2246">
                <text:p>2.032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2246">
                <text:p>2.032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2371">
                <text:p>2.0323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2211">
                <text:p>2.032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1998">
                <text:p>2.031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1998">
                <text:p>2.031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1935">
                <text:p>2.031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1935">
                <text:p>2.031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